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Nom</text:p>
          </table:table-cell>
          <table:table-cell office:value-type="string">
            <text:p>Drapeau</text:p>
          </table:table-cell>
        </table:table-row>
        <table:table-row table:style-name="ro1">
          <table:table-cell office:value-type="string">
            <text:p>Afghanistan</text:p>
          </table:table-cell>
          <table:table-cell office:value-type="string">
            <text:p>http://upload.wikimedia.org/wikipedia/commons/thumb/9/9a/Flag_of_Afghanistan.svg/120px-Flag_of_Afghanistan.svg.png</text:p>
          </table:table-cell>
        </table:table-row>
        <table:table-row table:style-name="ro1">
          <table:table-cell office:value-type="string">
            <text:p>Afrique du Sud</text:p>
          </table:table-cell>
          <table:table-cell office:value-type="string">
            <text:p>http://upload.wikimedia.org/wikipedia/commons/thumb/a/af/Flag_of_South_Africa.svg/120px-Flag_of_South_Africa.svg.png</text:p>
          </table:table-cell>
        </table:table-row>
        <table:table-row table:style-name="ro1">
          <table:table-cell office:value-type="string">
            <text:p>Albanie</text:p>
          </table:table-cell>
          <table:table-cell office:value-type="string">
            <text:p>http://upload.wikimedia.org/wikipedia/commons/thumb/3/36/Flag_of_Albania.svg/112px-Flag_of_Albania.svg.png</text:p>
          </table:table-cell>
        </table:table-row>
        <table:table-row table:style-name="ro1">
          <table:table-cell office:value-type="string">
            <text:p>Algerie</text:p>
          </table:table-cell>
          <table:table-cell office:value-type="string">
            <text:p>http://upload.wikimedia.org/wikipedia/commons/thumb/7/77/Flag_of_Algeria.svg/120px-Flag_of_Algeria.svg.png</text:p>
          </table:table-cell>
        </table:table-row>
        <table:table-row table:style-name="ro1">
          <table:table-cell office:value-type="string">
            <text:p>Allemagne</text:p>
          </table:table-cell>
          <table:table-cell office:value-type="string">
            <text:p>http://upload.wikimedia.org/wikipedia/commons/thumb/b/ba/Flag_of_Germany.svg/134px-Flag_of_Germany.svg.png</text:p>
          </table:table-cell>
        </table:table-row>
        <table:table-row table:style-name="ro1">
          <table:table-cell office:value-type="string">
            <text:p>Andorre</text:p>
          </table:table-cell>
          <table:table-cell office:value-type="string">
            <text:p>http://upload.wikimedia.org/wikipedia/commons/thumb/1/19/Flag_of_Andorra.svg/114px-Flag_of_Andorra.svg.png</text:p>
          </table:table-cell>
        </table:table-row>
        <table:table-row table:style-name="ro1">
          <table:table-cell office:value-type="string">
            <text:p>Angola</text:p>
          </table:table-cell>
          <table:table-cell office:value-type="string">
            <text:p>http://upload.wikimedia.org/wikipedia/commons/thumb/9/9d/Flag_of_Angola.svg/120px-Flag_of_Angola.svg.png</text:p>
          </table:table-cell>
        </table:table-row>
        <table:table-row table:style-name="ro1">
          <table:table-cell office:value-type="string">
            <text:p>Antigua-et-Barbuda</text:p>
          </table:table-cell>
          <table:table-cell office:value-type="string">
            <text:p>http://upload.wikimedia.org/wikipedia/commons/thumb/8/89/Flag_of_Antigua_and_Barbuda.svg/120px-Flag_of_Antigua_and_Barbuda.svg.png</text:p>
          </table:table-cell>
        </table:table-row>
        <table:table-row table:style-name="ro1">
          <table:table-cell office:value-type="string">
            <text:p>Arabie Saoudite</text:p>
          </table:table-cell>
          <table:table-cell office:value-type="string">
            <text:p>http://upload.wikimedia.org/wikipedia/commons/thumb/0/0d/Flag_of_Saudi_Arabia.svg/120px-Flag_of_Saudi_Arabia.svg.png</text:p>
          </table:table-cell>
        </table:table-row>
        <table:table-row table:style-name="ro1">
          <table:table-cell office:value-type="string">
            <text:p>Argentine</text:p>
          </table:table-cell>
          <table:table-cell office:value-type="string">
            <text:p>http://upload.wikimedia.org/wikipedia/commons/thumb/1/1a/Flag_of_Argentina.svg/128px-Flag_of_Argentina.svg.png</text:p>
          </table:table-cell>
        </table:table-row>
        <table:table-row table:style-name="ro1">
          <table:table-cell office:value-type="string">
            <text:p>Armenie</text:p>
          </table:table-cell>
          <table:table-cell office:value-type="string">
            <text:p>http://upload.wikimedia.org/wikipedia/commons/thumb/2/2f/Flag_of_Armenia.svg/160px-Flag_of_Armenia.svg.png</text:p>
          </table:table-cell>
        </table:table-row>
        <table:table-row table:style-name="ro1">
          <table:table-cell office:value-type="string">
            <text:p>Australie</text:p>
          </table:table-cell>
          <table:table-cell office:value-type="string">
            <text:p>http://upload.wikimedia.org/wikipedia/commons/thumb/8/88/Flag_of_Australia_%28converted%29.svg/160px-Flag_of_Australia_%28converted%29.svg.png</text:p>
          </table:table-cell>
        </table:table-row>
        <table:table-row table:style-name="ro1">
          <table:table-cell office:value-type="string">
            <text:p>Autriche</text:p>
          </table:table-cell>
          <table:table-cell office:value-type="string">
            <text:p>http://upload.wikimedia.org/wikipedia/commons/thumb/4/41/Flag_of_Austria.svg/120px-Flag_of_Austria.svg.png</text:p>
          </table:table-cell>
        </table:table-row>
        <table:table-row table:style-name="ro1">
          <table:table-cell office:value-type="string">
            <text:p>Azerbaidjan</text:p>
          </table:table-cell>
          <table:table-cell office:value-type="string">
            <text:p>http://upload.wikimedia.org/wikipedia/commons/thumb/d/dd/Flag_of_Azerbaijan.svg/160px-Flag_of_Azerbaijan.svg.png</text:p>
          </table:table-cell>
        </table:table-row>
        <table:table-row table:style-name="ro1">
          <table:table-cell office:value-type="string">
            <text:p>Bahamas</text:p>
          </table:table-cell>
          <table:table-cell office:value-type="string">
            <text:p>http://upload.wikimedia.org/wikipedia/commons/thumb/9/93/Flag_of_the_Bahamas.svg/160px-Flag_of_the_Bahamas.svg.png</text:p>
          </table:table-cell>
        </table:table-row>
        <table:table-row table:style-name="ro1">
          <table:table-cell office:value-type="string">
            <text:p>Bahrein</text:p>
          </table:table-cell>
          <table:table-cell office:value-type="string">
            <text:p>http://upload.wikimedia.org/wikipedia/commons/thumb/2/2c/Flag_of_Bahrain.svg/134px-Flag_of_Bahrain.svg.png</text:p>
          </table:table-cell>
        </table:table-row>
        <table:table-row table:style-name="ro1">
          <table:table-cell office:value-type="string">
            <text:p>Blangadesh</text:p>
          </table:table-cell>
          <table:table-cell office:value-type="string">
            <text:p>http://upload.wikimedia.org/wikipedia/commons/thumb/2/2c/Flag_of_Bahrain.svg/134px-Flag_of_Bahrain.svg.png</text:p>
          </table:table-cell>
        </table:table-row>
        <table:table-row table:style-name="ro1">
          <table:table-cell office:value-type="string">
            <text:p>Barbade</text:p>
          </table:table-cell>
          <table:table-cell office:value-type="string">
            <text:p>http://upload.wikimedia.org/wikipedia/commons/thumb/e/ef/Flag_of_Barbados.svg/120px-Flag_of_Barbados.svg.png</text:p>
          </table:table-cell>
        </table:table-row>
        <table:table-row table:style-name="ro1">
          <table:table-cell office:value-type="string">
            <text:p>Belgique</text:p>
          </table:table-cell>
          <table:table-cell office:value-type="string">
            <text:p>http://upload.wikimedia.org/wikipedia/commons/thumb/6/65/Flag_of_Belgium.svg/92px-Flag_of_Belgium.svg.png</text:p>
          </table:table-cell>
        </table:table-row>
        <table:table-row table:style-name="ro1">
          <table:table-cell office:value-type="string">
            <text:p>Belize</text:p>
          </table:table-cell>
          <table:table-cell office:value-type="string">
            <text:p>http://upload.wikimedia.org/wikipedia/commons/thumb/e/e7/Flag_of_Belize.svg/120px-Flag_of_Belize.svg.png</text:p>
          </table:table-cell>
        </table:table-row>
        <table:table-row table:style-name="ro1">
          <table:table-cell office:value-type="string">
            <text:p>Benin</text:p>
          </table:table-cell>
          <table:table-cell office:value-type="string">
            <text:p>http://upload.wikimedia.org/wikipedia/commons/thumb/0/0a/Flag_of_Benin.svg/120px-Flag_of_Benin.svg.png</text:p>
          </table:table-cell>
        </table:table-row>
        <table:table-row table:style-name="ro1">
          <table:table-cell office:value-type="string">
            <text:p>Bhoutan</text:p>
          </table:table-cell>
          <table:table-cell office:value-type="string">
            <text:p>http://upload.wikimedia.org/wikipedia/commons/thumb/9/91/Flag_of_Bhutan.svg/120px-Flag_of_Bhutan.svg.png</text:p>
          </table:table-cell>
        </table:table-row>
        <table:table-row table:style-name="ro1">
          <table:table-cell office:value-type="string">
            <text:p>Bielorussie</text:p>
          </table:table-cell>
          <table:table-cell office:value-type="string">
            <text:p>http://upload.wikimedia.org/wikipedia/commons/thumb/8/85/Flag_of_Belarus.svg/160px-Flag_of_Belarus.svg.png</text:p>
          </table:table-cell>
        </table:table-row>
        <table:table-row table:style-name="ro1">
          <table:table-cell office:value-type="string">
            <text:p>Birmanie</text:p>
          </table:table-cell>
          <table:table-cell office:value-type="string">
            <text:p>http://upload.wikimedia.org/wikipedia/commons/thumb/8/8c/Flag_of_Myanmar.svg/120px-Flag_of_Myanmar.svg.png</text:p>
          </table:table-cell>
        </table:table-row>
        <table:table-row table:style-name="ro1">
          <table:table-cell office:value-type="string">
            <text:p>Bolivie</text:p>
          </table:table-cell>
          <table:table-cell office:value-type="string">
            <text:p>http://upload.wikimedia.org/wikipedia/commons/thumb/4/48/Flag_of_Bolivia.svg/118px-Flag_of_Bolivia.svg.png</text:p>
          </table:table-cell>
        </table:table-row>
        <table:table-row table:style-name="ro1">
          <table:table-cell office:value-type="string">
            <text:p>Bosnie-Herzegovine</text:p>
          </table:table-cell>
          <table:table-cell office:value-type="string">
            <text:p>http://upload.wikimedia.org/wikipedia/commons/thumb/b/bf/Flag_of_Bosnia_and_Herzegovina.svg/160px-Flag_of_Bosnia_and_Herzegovina.svg.png</text:p>
          </table:table-cell>
        </table:table-row>
        <table:table-row table:style-name="ro1">
          <table:table-cell office:value-type="string">
            <text:p>Bostwana</text:p>
          </table:table-cell>
          <table:table-cell office:value-type="string">
            <text:p>http://upload.wikimedia.org/wikipedia/commons/thumb/f/fa/Flag_of_Botswana.svg/120px-Flag_of_Botswana.svg.png</text:p>
          </table:table-cell>
        </table:table-row>
        <table:table-row table:style-name="ro1">
          <table:table-cell office:value-type="string">
            <text:p>Bresil</text:p>
          </table:table-cell>
          <table:table-cell office:value-type="string">
            <text:p>http://upload.wikimedia.org/wikipedia/commons/thumb/0/05/Flag_of_Brazil.svg/114px-Flag_of_Brazil.svg.png</text:p>
          </table:table-cell>
        </table:table-row>
        <table:table-row table:style-name="ro1">
          <table:table-cell office:value-type="string">
            <text:p>Brunei</text:p>
          </table:table-cell>
          <table:table-cell office:value-type="string">
            <text:p>http://upload.wikimedia.org/wikipedia/commons/thumb/9/9c/Flag_of_Brunei.svg/160px-Flag_of_Brunei.svg.png</text:p>
          </table:table-cell>
        </table:table-row>
        <table:table-row table:style-name="ro1">
          <table:table-cell office:value-type="string">
            <text:p>Bulgarie</text:p>
          </table:table-cell>
          <table:table-cell office:value-type="string">
            <text:p>http://upload.wikimedia.org/wikipedia/commons/thumb/9/9a/Flag_of_Bulgaria.svg/134px-Flag_of_Bulgaria.svg.png</text:p>
          </table:table-cell>
        </table:table-row>
        <table:table-row table:style-name="ro1">
          <table:table-cell office:value-type="string">
            <text:p>Burkina Faso</text:p>
          </table:table-cell>
          <table:table-cell office:value-type="string">
            <text:p>http://upload.wikimedia.org/wikipedia/commons/thumb/3/31/Flag_of_Burkina_Faso.svg/120px-Flag_of_Burkina_Faso.svg.png</text:p>
          </table:table-cell>
        </table:table-row>
        <table:table-row table:style-name="ro1">
          <table:table-cell office:value-type="string">
            <text:p>Burundi</text:p>
          </table:table-cell>
          <table:table-cell office:value-type="string">
            <text:p>http://upload.wikimedia.org/wikipedia/commons/thumb/5/50/Flag_of_Burundi.svg/134px-Flag_of_Burundi.svg.png</text:p>
          </table:table-cell>
        </table:table-row>
        <table:table-row table:style-name="ro1">
          <table:table-cell office:value-type="string">
            <text:p>Cambodge</text:p>
          </table:table-cell>
          <table:table-cell office:value-type="string">
            <text:p>http://upload.wikimedia.org/wikipedia/commons/thumb/8/83/Flag_of_Cambodia.svg/125px-Flag_of_Cambodia.svg.png</text:p>
          </table:table-cell>
        </table:table-row>
        <table:table-row table:style-name="ro1">
          <table:table-cell office:value-type="string">
            <text:p>Cameroun</text:p>
          </table:table-cell>
          <table:table-cell office:value-type="string">
            <text:p>http://upload.wikimedia.org/wikipedia/commons/thumb/4/4f/Flag_of_Cameroon.svg/120px-Flag_of_Cameroon.svg.png</text:p>
          </table:table-cell>
        </table:table-row>
        <table:table-row table:style-name="ro1">
          <table:table-cell office:value-type="string">
            <text:p>Canada</text:p>
          </table:table-cell>
          <table:table-cell office:value-type="string">
            <text:p>http://upload.wikimedia.org/wikipedia/commons/thumb/c/cf/Flag_of_Canada.svg/160px-Flag_of_Canada.svg.png</text:p>
          </table:table-cell>
        </table:table-row>
        <table:table-row table:style-name="ro1">
          <table:table-cell office:value-type="string">
            <text:p>Cap-Vert</text:p>
          </table:table-cell>
          <table:table-cell office:value-type="string">
            <text:p>http://upload.wikimedia.org/wikipedia/commons/thumb/3/38/Flag_of_Cape_Verde.svg/136px-Flag_of_Cape_Verde.svg.png</text:p>
          </table:table-cell>
        </table:table-row>
        <table:table-row table:style-name="ro1">
          <table:table-cell office:value-type="string">
            <text:p>Republique centraficaine</text:p>
          </table:table-cell>
          <table:table-cell office:value-type="string">
            <text:p>http://upload.wikimedia.org/wikipedia/commons/thumb/6/6f/Flag_of_the_Central_African_Republic.svg/120px-Flag_of_the_Central_African_Republic.svg.png</text:p>
          </table:table-cell>
        </table:table-row>
        <table:table-row table:style-name="ro1">
          <table:table-cell office:value-type="string">
            <text:p>Chili</text:p>
          </table:table-cell>
          <table:table-cell office:value-type="string">
            <text:p>http://upload.wikimedia.org/wikipedia/commons/thumb/7/78/Flag_of_Chile.svg/120px-Flag_of_Chile.svg.png</text:p>
          </table:table-cell>
        </table:table-row>
        <table:table-row table:style-name="ro1">
          <table:table-cell office:value-type="string">
            <text:p>Chine</text:p>
          </table:table-cell>
          <table:table-cell office:value-type="string">
            <text:p>http://upload.wikimedia.org/wikipedia/commons/thumb/f/fa/Flag_of_the_People%27s_Republic_of_China.svg/120px-Flag_of_the_People%27s_Republic_of_China.svg.png</text:p>
          </table:table-cell>
        </table:table-row>
        <table:table-row table:style-name="ro1">
          <table:table-cell office:value-type="string">
            <text:p>Chypre</text:p>
          </table:table-cell>
          <table:table-cell office:value-type="string">
            <text:p>http://upload.wikimedia.org/wikipedia/commons/thumb/d/d4/Flag_of_Cyprus.svg/120px-Flag_of_Cyprus.svg.png</text:p>
          </table:table-cell>
        </table:table-row>
        <table:table-row table:style-name="ro1">
          <table:table-cell office:value-type="string">
            <text:p>Colombie</text:p>
          </table:table-cell>
          <table:table-cell office:value-type="string">
            <text:p>http://upload.wikimedia.org/wikipedia/commons/thumb/2/21/Flag_of_Colombia.svg/120px-Flag_of_Colombia.svg.png</text:p>
          </table:table-cell>
        </table:table-row>
        <table:table-row table:style-name="ro1">
          <table:table-cell office:value-type="string">
            <text:p>Comores</text:p>
          </table:table-cell>
          <table:table-cell office:value-type="string">
            <text:p>http://upload.wikimedia.org/wikipedia/commons/thumb/9/94/Flag_of_the_Comoros.svg/134px-Flag_of_the_Comoros.svg.png</text:p>
          </table:table-cell>
        </table:table-row>
        <table:table-row table:style-name="ro1">
          <table:table-cell office:value-type="string">
            <text:p>Republique democratique du Congo</text:p>
          </table:table-cell>
          <table:table-cell office:value-type="string">
            <text:p>http://upload.wikimedia.org/wikipedia/commons/thumb/6/6f/Flag_of_the_Democratic_Republic_of_the_Congo.svg/107px-Flag_of_the_Democratic_Republic_of_the_Congo.svg.png</text:p>
          </table:table-cell>
        </table:table-row>
        <table:table-row table:style-name="ro1">
          <table:table-cell office:value-type="string">
            <text:p>Republique du Congo</text:p>
          </table:table-cell>
          <table:table-cell office:value-type="string">
            <text:p>http://upload.wikimedia.org/wikipedia/commons/thumb/9/92/Flag_of_the_Republic_of_the_Congo.svg/120px-Flag_of_the_Republic_of_the_Congo.svg.png</text:p>
          </table:table-cell>
        </table:table-row>
        <table:table-row table:style-name="ro1">
          <table:table-cell office:value-type="string">
            <text:p>Coree du Nord</text:p>
          </table:table-cell>
          <table:table-cell office:value-type="string">
            <text:p>http://upload.wikimedia.org/wikipedia/commons/thumb/5/51/Flag_of_North_Korea.svg/160px-Flag_of_North_Korea.svg.png</text:p>
          </table:table-cell>
        </table:table-row>
        <table:table-row table:style-name="ro1">
          <table:table-cell office:value-type="string">
            <text:p>Coree du Sud</text:p>
          </table:table-cell>
          <table:table-cell office:value-type="string">
            <text:p>http://upload.wikimedia.org/wikipedia/commons/thumb/0/09/Flag_of_South_Korea.svg/120px-Flag_of_South_Korea.svg.png</text:p>
          </table:table-cell>
        </table:table-row>
        <table:table-row table:style-name="ro1">
          <table:table-cell office:value-type="string">
            <text:p>Costa Rica</text:p>
          </table:table-cell>
          <table:table-cell office:value-type="string">
            <text:p>http://upload.wikimedia.org/wikipedia/commons/thumb/f/f2/Flag_of_Costa_Rica.svg/134px-Flag_of_Costa_Rica.svg.png</text:p>
          </table:table-cell>
        </table:table-row>
        <table:table-row table:style-name="ro1">
          <table:table-cell office:value-type="string">
            <text:p>Cote d'Ivoire</text:p>
          </table:table-cell>
          <table:table-cell office:value-type="string">
            <text:p>http://upload.wikimedia.org/wikipedia/commons/thumb/f/fe/Flag_of_C%C3%B4te_d%27Ivoire.svg/120px-Flag_of_C%C3%B4te_d%27Ivoire.svg.png</text:p>
          </table:table-cell>
        </table:table-row>
        <table:table-row table:style-name="ro1">
          <table:table-cell office:value-type="string">
            <text:p>Croatie</text:p>
          </table:table-cell>
          <table:table-cell office:value-type="string">
            <text:p>http://upload.wikimedia.org/wikipedia/commons/thumb/1/1b/Flag_of_Croatia.svg/160px-Flag_of_Croatia.svg.png</text:p>
          </table:table-cell>
        </table:table-row>
        <table:table-row table:style-name="ro1">
          <table:table-cell office:value-type="string">
            <text:p>Cuba</text:p>
          </table:table-cell>
          <table:table-cell office:value-type="string">
            <text:p>http://upload.wikimedia.org/wikipedia/commons/thumb/b/bd/Flag_of_Cuba.svg/160px-Flag_of_Cuba.svg.png</text:p>
          </table:table-cell>
        </table:table-row>
        <table:table-row table:style-name="ro1">
          <table:table-cell office:value-type="string">
            <text:p>Danemark</text:p>
          </table:table-cell>
          <table:table-cell office:value-type="string">
            <text:p>http://upload.wikimedia.org/wikipedia/commons/thumb/9/9c/Flag_of_Denmark.svg/106px-Flag_of_Denmark.svg.png</text:p>
          </table:table-cell>
        </table:table-row>
        <table:table-row table:style-name="ro1">
          <table:table-cell office:value-type="string">
            <text:p>Djibouti</text:p>
          </table:table-cell>
          <table:table-cell office:value-type="string">
            <text:p>http://upload.wikimedia.org/wikipedia/commons/thumb/3/34/Flag_of_Djibouti.svg/120px-Flag_of_Djibouti.svg.png</text:p>
          </table:table-cell>
        </table:table-row>
        <table:table-row table:style-name="ro1">
          <table:table-cell office:value-type="string">
            <text:p>Republique dominicaine</text:p>
          </table:table-cell>
          <table:table-cell office:value-type="string">
            <text:p>http://upload.wikimedia.org/wikipedia/commons/thumb/9/9f/Flag_of_the_Dominican_Republic.svg/128px-Flag_of_the_Dominican_Republic.svg.png</text:p>
          </table:table-cell>
        </table:table-row>
        <table:table-row table:style-name="ro1">
          <table:table-cell office:value-type="string">
            <text:p>Dominique</text:p>
          </table:table-cell>
          <table:table-cell office:value-type="string">
            <text:p>http://upload.wikimedia.org/wikipedia/commons/thumb/c/c4/Flag_of_Dominica.svg/160px-Flag_of_Dominica.svg.png</text:p>
          </table:table-cell>
        </table:table-row>
        <table:table-row table:style-name="ro1">
          <table:table-cell office:value-type="string">
            <text:p>Egypte</text:p>
          </table:table-cell>
          <table:table-cell office:value-type="string">
            <text:p>http://upload.wikimedia.org/wikipedia/commons/thumb/f/fe/Flag_of_Egypt.svg/120px-Flag_of_Egypt.svg.png</text:p>
          </table:table-cell>
        </table:table-row>
        <table:table-row table:style-name="ro1">
          <table:table-cell office:value-type="string">
            <text:p>Emirats Arabes Unis</text:p>
          </table:table-cell>
          <table:table-cell office:value-type="string">
            <text:p>http://upload.wikimedia.org/wikipedia/commons/thumb/c/cb/Flag_of_the_United_Arab_Emirates.svg/160px-Flag_of_the_United_Arab_Emirates.svg.png</text:p>
          </table:table-cell>
        </table:table-row>
        <table:table-row table:style-name="ro1">
          <table:table-cell office:value-type="string">
            <text:p>Equateur</text:p>
          </table:table-cell>
          <table:table-cell office:value-type="string">
            <text:p>http://upload.wikimedia.org/wikipedia/commons/thumb/e/e8/Flag_of_Ecuador.svg/120px-Flag_of_Ecuador.svg.png</text:p>
          </table:table-cell>
        </table:table-row>
        <table:table-row table:style-name="ro1">
          <table:table-cell office:value-type="string">
            <text:p>Erythree</text:p>
          </table:table-cell>
          <table:table-cell office:value-type="string">
            <text:p>http://upload.wikimedia.org/wikipedia/commons/thumb/2/29/Flag_of_Eritrea.svg/160px-Flag_of_Eritrea.svg.png</text:p>
          </table:table-cell>
        </table:table-row>
        <table:table-row table:style-name="ro1">
          <table:table-cell office:value-type="string">
            <text:p>Espagne</text:p>
          </table:table-cell>
          <table:table-cell office:value-type="string">
            <text:p>http://upload.wikimedia.org/wikipedia/commons/thumb/9/9a/Flag_of_Spain.svg/120px-Flag_of_Spain.svg.png</text:p>
          </table:table-cell>
        </table:table-row>
        <table:table-row table:style-name="ro1">
          <table:table-cell office:value-type="string">
            <text:p>Estonie</text:p>
          </table:table-cell>
          <table:table-cell office:value-type="string">
            <text:p>http://upload.wikimedia.org/wikipedia/commons/thumb/8/8f/Flag_of_Estonia.svg/126px-Flag_of_Estonia.svg.png</text:p>
          </table:table-cell>
        </table:table-row>
        <table:table-row table:style-name="ro1">
          <table:table-cell office:value-type="string">
            <text:p>Etats-Unis</text:p>
          </table:table-cell>
          <table:table-cell office:value-type="string">
            <text:p>http://upload.wikimedia.org/wikipedia/commons/thumb/a/a4/Flag_of_the_United_States.svg/152px-Flag_of_the_United_States.svg.png</text:p>
          </table:table-cell>
        </table:table-row>
        <table:table-row table:style-name="ro1">
          <table:table-cell office:value-type="string">
            <text:p>Ethiopie</text:p>
          </table:table-cell>
          <table:table-cell office:value-type="string">
            <text:p>http://upload.wikimedia.org/wikipedia/commons/thumb/7/71/Flag_of_Ethiopia.svg/160px-Flag_of_Ethiopia.svg.png</text:p>
          </table:table-cell>
        </table:table-row>
        <table:table-row table:style-name="ro1">
          <table:table-cell office:value-type="string">
            <text:p>Fidji</text:p>
          </table:table-cell>
          <table:table-cell office:value-type="string">
            <text:p>http://upload.wikimedia.org/wikipedia/commons/thumb/b/ba/Flag_of_Fiji.svg/160px-Flag_of_Fiji.svg.png</text:p>
          </table:table-cell>
        </table:table-row>
        <table:table-row table:style-name="ro1">
          <table:table-cell office:value-type="string">
            <text:p>Finlande</text:p>
          </table:table-cell>
          <table:table-cell office:value-type="string">
            <text:p>http://upload.wikimedia.org/wikipedia/commons/thumb/b/bc/Flag_of_Finland.svg/131px-Flag_of_Finland.svg.png</text:p>
          </table:table-cell>
        </table:table-row>
        <table:table-row table:style-name="ro1">
          <table:table-cell office:value-type="string">
            <text:p>France</text:p>
          </table:table-cell>
          <table:table-cell office:value-type="string">
            <text:p>http://upload.wikimedia.org/wikipedia/commons/thumb/c/c3/Flag_of_France.svg/120px-Flag_of_France.svg.png</text:p>
          </table:table-cell>
        </table:table-row>
        <table:table-row table:style-name="ro1">
          <table:table-cell office:value-type="string">
            <text:p>Gabon</text:p>
          </table:table-cell>
          <table:table-cell office:value-type="string">
            <text:p>http://upload.wikimedia.org/wikipedia/commons/thumb/0/04/Flag_of_Gabon.svg/107px-Flag_of_Gabon.svg.png</text:p>
          </table:table-cell>
        </table:table-row>
        <table:table-row table:style-name="ro1">
          <table:table-cell office:value-type="string">
            <text:p>Gambie</text:p>
          </table:table-cell>
          <table:table-cell office:value-type="string">
            <text:p>http://upload.wikimedia.org/wikipedia/commons/thumb/7/77/Flag_of_The_Gambia.svg/120px-Flag_of_The_Gambia.svg.png</text:p>
          </table:table-cell>
        </table:table-row>
        <table:table-row table:style-name="ro1">
          <table:table-cell office:value-type="string">
            <text:p>Georgie</text:p>
          </table:table-cell>
          <table:table-cell office:value-type="string">
            <text:p>http://upload.wikimedia.org/wikipedia/commons/thumb/0/0f/Flag_of_Georgia.svg/120px-Flag_of_Georgia.svg.png</text:p>
          </table:table-cell>
        </table:table-row>
        <table:table-row table:style-name="ro1">
          <table:table-cell office:value-type="string">
            <text:p>Ghana</text:p>
          </table:table-cell>
          <table:table-cell office:value-type="string">
            <text:p>http://upload.wikimedia.org/wikipedia/commons/thumb/1/19/Flag_of_Ghana.svg/120px-Flag_of_Ghana.svg.png</text:p>
          </table:table-cell>
        </table:table-row>
        <table:table-row table:style-name="ro1">
          <table:table-cell office:value-type="string">
            <text:p>Grece</text:p>
          </table:table-cell>
          <table:table-cell office:value-type="string">
            <text:p>http://upload.wikimedia.org/wikipedia/commons/thumb/5/5c/Flag_of_Greece.svg/120px-Flag_of_Greece.svg.png</text:p>
          </table:table-cell>
        </table:table-row>
        <table:table-row table:style-name="ro1">
          <table:table-cell office:value-type="string">
            <text:p>Grenade</text:p>
          </table:table-cell>
          <table:table-cell office:value-type="string">
            <text:p>http://upload.wikimedia.org/wikipedia/commons/thumb/b/bc/Flag_of_Grenada.svg/134px-Flag_of_Grenada.svg.png</text:p>
          </table:table-cell>
        </table:table-row>
        <table:table-row table:style-name="ro1">
          <table:table-cell office:value-type="string">
            <text:p>Guatemala</text:p>
          </table:table-cell>
          <table:table-cell office:value-type="string">
            <text:p>http://upload.wikimedia.org/wikipedia/commons/thumb/e/ec/Flag_of_Guatemala.svg/128px-Flag_of_Guatemala.svg.png</text:p>
          </table:table-cell>
        </table:table-row>
        <table:table-row table:style-name="ro1">
          <table:table-cell office:value-type="string">
            <text:p>Guinee</text:p>
          </table:table-cell>
          <table:table-cell office:value-type="string">
            <text:p>http://upload.wikimedia.org/wikipedia/commons/thumb/e/ed/Flag_of_Guinea.svg/120px-Flag_of_Guinea.svg.png</text:p>
          </table:table-cell>
        </table:table-row>
        <table:table-row table:style-name="ro1">
          <table:table-cell office:value-type="string">
            <text:p>Guinee-Bissau</text:p>
          </table:table-cell>
          <table:table-cell office:value-type="string">
            <text:p>http://upload.wikimedia.org/wikipedia/commons/thumb/0/01/Flag_of_Guinea-Bissau.svg/160px-Flag_of_Guinea-Bissau.svg.png</text:p>
          </table:table-cell>
        </table:table-row>
        <table:table-row table:style-name="ro1">
          <table:table-cell office:value-type="string">
            <text:p>Guinee equatoriale</text:p>
          </table:table-cell>
          <table:table-cell office:value-type="string">
            <text:p>http://upload.wikimedia.org/wikipedia/commons/thumb/3/31/Flag_of_Equatorial_Guinea.svg/120px-Flag_of_Equatorial_Guinea.svg.png</text:p>
          </table:table-cell>
        </table:table-row>
        <table:table-row table:style-name="ro1">
          <table:table-cell office:value-type="string">
            <text:p>Guyana</text:p>
          </table:table-cell>
          <table:table-cell office:value-type="string">
            <text:p>http://upload.wikimedia.org/wikipedia/commons/thumb/9/99/Flag_of_Guyana.svg/134px-Flag_of_Guyana.svg.png</text:p>
          </table:table-cell>
        </table:table-row>
        <table:table-row table:style-name="ro1">
          <table:table-cell office:value-type="string">
            <text:p>Haiti</text:p>
          </table:table-cell>
          <table:table-cell office:value-type="string">
            <text:p>http://upload.wikimedia.org/wikipedia/commons/thumb/5/56/Flag_of_Haiti.svg/134px-Flag_of_Haiti.svg.png</text:p>
          </table:table-cell>
        </table:table-row>
        <table:table-row table:style-name="ro1">
          <table:table-cell office:value-type="string">
            <text:p>Honduras</text:p>
          </table:table-cell>
          <table:table-cell office:value-type="string">
            <text:p>http://upload.wikimedia.org/wikipedia/commons/thumb/8/82/Flag_of_Honduras.svg/160px-Flag_of_Honduras.svg.png</text:p>
          </table:table-cell>
        </table:table-row>
        <table:table-row table:style-name="ro1">
          <table:table-cell office:value-type="string">
            <text:p>Hongrie</text:p>
          </table:table-cell>
          <table:table-cell office:value-type="string">
            <text:p>http://upload.wikimedia.org/wikipedia/commons/thumb/c/c1/Flag_of_Hungary.svg/160px-Flag_of_Hungary.svg.png</text:p>
          </table:table-cell>
        </table:table-row>
        <table:table-row table:style-name="ro1">
          <table:table-cell office:value-type="string">
            <text:p>Inde</text:p>
          </table:table-cell>
          <table:table-cell office:value-type="string">
            <text:p>http://upload.wikimedia.org/wikipedia/commons/thumb/4/41/Flag_of_India.svg/120px-Flag_of_India.svg.png</text:p>
          </table:table-cell>
        </table:table-row>
        <table:table-row table:style-name="ro1">
          <table:table-cell office:value-type="string">
            <text:p>Indonesie</text:p>
          </table:table-cell>
          <table:table-cell office:value-type="string">
            <text:p>http://upload.wikimedia.org/wikipedia/commons/thumb/9/9f/Flag_of_Indonesia.svg/120px-Flag_of_Indonesia.svg.png</text:p>
          </table:table-cell>
        </table:table-row>
        <table:table-row table:style-name="ro1">
          <table:table-cell office:value-type="string">
            <text:p>Irak</text:p>
          </table:table-cell>
          <table:table-cell office:value-type="string">
            <text:p>http://upload.wikimedia.org/wikipedia/commons/thumb/f/f6/Flag_of_Iraq.svg/120px-Flag_of_Iraq.svg.png</text:p>
          </table:table-cell>
        </table:table-row>
        <table:table-row table:style-name="ro1">
          <table:table-cell office:value-type="string">
            <text:p>Iran</text:p>
          </table:table-cell>
          <table:table-cell office:value-type="string">
            <text:p>http://upload.wikimedia.org/wikipedia/commons/thumb/c/ca/Flag_of_Iran.svg/140px-Flag_of_Iran.svg.png</text:p>
          </table:table-cell>
        </table:table-row>
        <table:table-row table:style-name="ro1">
          <table:table-cell office:value-type="string">
            <text:p>Irlande</text:p>
          </table:table-cell>
          <table:table-cell office:value-type="string">
            <text:p>http://upload.wikimedia.org/wikipedia/commons/thumb/4/45/Flag_of_Ireland.svg/160px-Flag_of_Ireland.svg.png</text:p>
          </table:table-cell>
        </table:table-row>
        <table:table-row table:style-name="ro1">
          <table:table-cell office:value-type="string">
            <text:p>Islande</text:p>
          </table:table-cell>
          <table:table-cell office:value-type="string">
            <text:p>http://upload.wikimedia.org/wikipedia/commons/thumb/c/ce/Flag_of_Iceland.svg/111px-Flag_of_Iceland.svg.png</text:p>
          </table:table-cell>
        </table:table-row>
        <table:table-row table:style-name="ro1">
          <table:table-cell office:value-type="string">
            <text:p>Israel</text:p>
          </table:table-cell>
          <table:table-cell office:value-type="string">
            <text:p>http://upload.wikimedia.org/wikipedia/commons/thumb/d/d4/Flag_of_Israel.svg/110px-Flag_of_Israel.svg.png</text:p>
          </table:table-cell>
        </table:table-row>
        <table:table-row table:style-name="ro1">
          <table:table-cell office:value-type="string">
            <text:p>Italie</text:p>
          </table:table-cell>
          <table:table-cell office:value-type="string">
            <text:p>http://upload.wikimedia.org/wikipedia/commons/thumb/0/03/Flag_of_Italy.svg/120px-Flag_of_Italy.svg.png</text:p>
          </table:table-cell>
        </table:table-row>
        <table:table-row table:style-name="ro1">
          <table:table-cell office:value-type="string">
            <text:p>Jamaique</text:p>
          </table:table-cell>
          <table:table-cell office:value-type="string">
            <text:p>http://upload.wikimedia.org/wikipedia/commons/thumb/0/0a/Flag_of_Jamaica.svg/160px-Flag_of_Jamaica.svg.png</text:p>
          </table:table-cell>
        </table:table-row>
        <table:table-row table:style-name="ro1">
          <table:table-cell office:value-type="string">
            <text:p>Japon</text:p>
          </table:table-cell>
          <table:table-cell office:value-type="string">
            <text:p>http://upload.wikimedia.org/wikipedia/commons/thumb/9/9e/Flag_of_Japan.svg/120px-Flag_of_Japan.svg.png</text:p>
          </table:table-cell>
        </table:table-row>
        <table:table-row table:style-name="ro1">
          <table:table-cell office:value-type="string">
            <text:p>Jordanie</text:p>
          </table:table-cell>
          <table:table-cell office:value-type="string">
            <text:p>http://upload.wikimedia.org/wikipedia/commons/thumb/c/c0/Flag_of_Jordan.svg/160px-Flag_of_Jordan.svg.png</text:p>
          </table:table-cell>
        </table:table-row>
        <table:table-row table:style-name="ro1">
          <table:table-cell office:value-type="string">
            <text:p>Kazakhstan</text:p>
          </table:table-cell>
          <table:table-cell office:value-type="string">
            <text:p>http://upload.wikimedia.org/wikipedia/commons/thumb/d/d3/Flag_of_Kazakhstan.svg/160px-Flag_of_Kazakhstan.svg.png</text:p>
          </table:table-cell>
        </table:table-row>
        <table:table-row table:style-name="ro1">
          <table:table-cell office:value-type="string">
            <text:p>Kenya</text:p>
          </table:table-cell>
          <table:table-cell office:value-type="string">
            <text:p>http://upload.wikimedia.org/wikipedia/commons/thumb/4/49/Flag_of_Kenya.svg/120px-Flag_of_Kenya.svg.png</text:p>
          </table:table-cell>
        </table:table-row>
        <table:table-row table:style-name="ro1">
          <table:table-cell office:value-type="string">
            <text:p>Kirghizistan</text:p>
          </table:table-cell>
          <table:table-cell office:value-type="string">
            <text:p>http://upload.wikimedia.org/wikipedia/commons/thumb/c/c7/Flag_of_Kyrgyzstan.svg/134px-Flag_of_Kyrgyzstan.svg.png</text:p>
          </table:table-cell>
        </table:table-row>
        <table:table-row table:style-name="ro1">
          <table:table-cell office:value-type="string">
            <text:p>Kiribati</text:p>
          </table:table-cell>
          <table:table-cell office:value-type="string">
            <text:p>http://upload.wikimedia.org/wikipedia/commons/thumb/d/d3/Flag_of_Kiribati.svg/160px-Flag_of_Kiribati.svg.png</text:p>
          </table:table-cell>
        </table:table-row>
        <table:table-row table:style-name="ro1">
          <table:table-cell office:value-type="string">
            <text:p>Koweit</text:p>
          </table:table-cell>
          <table:table-cell office:value-type="string">
            <text:p>http://upload.wikimedia.org/wikipedia/commons/thumb/a/aa/Flag_of_Kuwait.svg/160px-Flag_of_Kuwait.svg.png</text:p>
          </table:table-cell>
        </table:table-row>
        <table:table-row table:style-name="ro1">
          <table:table-cell office:value-type="string">
            <text:p>Laos</text:p>
          </table:table-cell>
          <table:table-cell office:value-type="string">
            <text:p>http://upload.wikimedia.org/wikipedia/commons/thumb/5/56/Flag_of_Laos.svg/120px-Flag_of_Laos.svg.png</text:p>
          </table:table-cell>
        </table:table-row>
        <table:table-row table:style-name="ro1">
          <table:table-cell office:value-type="string">
            <text:p>Lesotho</text:p>
          </table:table-cell>
          <table:table-cell office:value-type="string">
            <text:p>http://upload.wikimedia.org/wikipedia/commons/thumb/4/4a/Flag_of_Lesotho.svg/120px-Flag_of_Lesotho.svg.png</text:p>
          </table:table-cell>
        </table:table-row>
        <table:table-row table:style-name="ro1">
          <table:table-cell office:value-type="string">
            <text:p>Lettonie</text:p>
          </table:table-cell>
          <table:table-cell office:value-type="string">
            <text:p>http://upload.wikimedia.org/wikipedia/commons/thumb/8/84/Flag_of_Latvia.svg/160px-Flag_of_Latvia.svg.png</text:p>
          </table:table-cell>
        </table:table-row>
        <table:table-row table:style-name="ro1">
          <table:table-cell office:value-type="string">
            <text:p>Liban</text:p>
          </table:table-cell>
          <table:table-cell office:value-type="string">
            <text:p>http://upload.wikimedia.org/wikipedia/commons/thumb/5/59/Flag_of_Lebanon.svg/120px-Flag_of_Lebanon.svg.png</text:p>
          </table:table-cell>
        </table:table-row>
        <table:table-row table:style-name="ro1">
          <table:table-cell office:value-type="string">
            <text:p>Liberia</text:p>
          </table:table-cell>
          <table:table-cell office:value-type="string">
            <text:p>http://upload.wikimedia.org/wikipedia/commons/thumb/b/b8/Flag_of_Liberia.svg/152px-Flag_of_Liberia.svg.png</text:p>
          </table:table-cell>
        </table:table-row>
        <table:table-row table:style-name="ro1">
          <table:table-cell office:value-type="string">
            <text:p>Libye</text:p>
          </table:table-cell>
          <table:table-cell office:value-type="string">
            <text:p>http://upload.wikimedia.org/wikipedia/commons/thumb/0/05/Flag_of_Libya.svg/160px-Flag_of_Libya.svg.png</text:p>
          </table:table-cell>
        </table:table-row>
        <table:table-row table:style-name="ro1">
          <table:table-cell office:value-type="string">
            <text:p>Liechtenstein</text:p>
          </table:table-cell>
          <table:table-cell office:value-type="string">
            <text:p>http://upload.wikimedia.org/wikipedia/commons/thumb/4/47/Flag_of_Liechtenstein.svg/134px-Flag_of_Liechtenstein.svg.png</text:p>
          </table:table-cell>
        </table:table-row>
        <table:table-row table:style-name="ro1">
          <table:table-cell office:value-type="string">
            <text:p>Lituanie</text:p>
          </table:table-cell>
          <table:table-cell office:value-type="string">
            <text:p>http://upload.wikimedia.org/wikipedia/commons/thumb/1/11/Flag_of_Lithuania.svg/134px-Flag_of_Lithuania.svg.png</text:p>
          </table:table-cell>
        </table:table-row>
        <table:table-row table:style-name="ro1">
          <table:table-cell office:value-type="string">
            <text:p>Luxembourg</text:p>
          </table:table-cell>
          <table:table-cell office:value-type="string">
            <text:p>http://upload.wikimedia.org/wikipedia/commons/thumb/d/da/Flag_of_Luxembourg.svg/134px-Flag_of_Luxembourg.svg.png</text:p>
          </table:table-cell>
        </table:table-row>
        <table:table-row table:style-name="ro1">
          <table:table-cell office:value-type="string">
            <text:p>Macedoine</text:p>
          </table:table-cell>
          <table:table-cell office:value-type="string">
            <text:p>http://upload.wikimedia.org/wikipedia/commons/thumb/f/f8/Flag_of_Macedonia.svg/160px-Flag_of_Macedonia.svg.png</text:p>
          </table:table-cell>
        </table:table-row>
        <table:table-row table:style-name="ro1">
          <table:table-cell office:value-type="string">
            <text:p>Madagascar</text:p>
          </table:table-cell>
          <table:table-cell office:value-type="string">
            <text:p>http://upload.wikimedia.org/wikipedia/commons/thumb/b/bc/Flag_of_Madagascar.svg/120px-Flag_of_Madagascar.svg.png</text:p>
          </table:table-cell>
        </table:table-row>
        <table:table-row table:style-name="ro1">
          <table:table-cell office:value-type="string">
            <text:p>Malaisie</text:p>
          </table:table-cell>
          <table:table-cell office:value-type="string">
            <text:p>http://upload.wikimedia.org/wikipedia/commons/thumb/6/66/Flag_of_Malaysia.svg/160px-Flag_of_Malaysia.svg.png</text:p>
          </table:table-cell>
        </table:table-row>
        <table:table-row table:style-name="ro1">
          <table:table-cell office:value-type="string">
            <text:p>Malawi</text:p>
          </table:table-cell>
          <table:table-cell office:value-type="string">
            <text:p>http://upload.wikimedia.org/wikipedia/commons/thumb/d/d1/Flag_of_Malawi.svg/120px-Flag_of_Malawi.svg.png</text:p>
          </table:table-cell>
        </table:table-row>
        <table:table-row table:style-name="ro1">
          <table:table-cell office:value-type="string">
            <text:p>Maldives</text:p>
          </table:table-cell>
          <table:table-cell office:value-type="string">
            <text:p>http://upload.wikimedia.org/wikipedia/commons/thumb/0/0f/Flag_of_Maldives.svg/120px-Flag_of_Maldives.svg.png</text:p>
          </table:table-cell>
        </table:table-row>
        <table:table-row table:style-name="ro1">
          <table:table-cell office:value-type="string">
            <text:p>Mali</text:p>
          </table:table-cell>
          <table:table-cell office:value-type="string">
            <text:p>http://upload.wikimedia.org/wikipedia/commons/thumb/9/92/Flag_of_Mali.svg/120px-Flag_of_Mali.svg.png</text:p>
          </table:table-cell>
        </table:table-row>
        <table:table-row table:style-name="ro1">
          <table:table-cell office:value-type="string">
            <text:p>Malte</text:p>
          </table:table-cell>
          <table:table-cell office:value-type="string">
            <text:p>http://upload.wikimedia.org/wikipedia/commons/thumb/7/73/Flag_of_Malta.svg/120px-Flag_of_Malta.svg.png</text:p>
          </table:table-cell>
        </table:table-row>
        <table:table-row table:style-name="ro1">
          <table:table-cell office:value-type="string">
            <text:p>Maroc</text:p>
          </table:table-cell>
          <table:table-cell office:value-type="string">
            <text:p>http://upload.wikimedia.org/wikipedia/commons/thumb/2/2c/Flag_of_Morocco.svg/120px-Flag_of_Morocco.svg.png</text:p>
          </table:table-cell>
        </table:table-row>
        <table:table-row table:style-name="ro1">
          <table:table-cell office:value-type="string">
            <text:p>iles Marshall</text:p>
          </table:table-cell>
          <table:table-cell office:value-type="string">
            <text:p>http://upload.wikimedia.org/wikipedia/commons/thumb/2/26/Flag_of_the_Marshall_Islands.png/152px-Flag_of_the_Marshall_Islands.png</text:p>
          </table:table-cell>
        </table:table-row>
        <table:table-row table:style-name="ro1">
          <table:table-cell office:value-type="string">
            <text:p>Maurice</text:p>
          </table:table-cell>
          <table:table-cell office:value-type="string">
            <text:p>http://upload.wikimedia.org/wikipedia/commons/thumb/7/77/Flag_of_Mauritius.svg/120px-Flag_of_Mauritius.svg.png</text:p>
          </table:table-cell>
        </table:table-row>
        <table:table-row table:style-name="ro1">
          <table:table-cell office:value-type="string">
            <text:p>Mauritanie</text:p>
          </table:table-cell>
          <table:table-cell office:value-type="string">
            <text:p>http://upload.wikimedia.org/wikipedia/commons/thumb/4/43/Flag_of_Mauritania.svg/120px-Flag_of_Mauritania.svg.png</text:p>
          </table:table-cell>
        </table:table-row>
        <table:table-row table:style-name="ro1">
          <table:table-cell office:value-type="string">
            <text:p>Mexique</text:p>
          </table:table-cell>
          <table:table-cell office:value-type="string">
            <text:p>http://upload.wikimedia.org/wikipedia/commons/thumb/f/fc/Flag_of_Mexico.svg/140px-Flag_of_Mexico.svg.png</text:p>
          </table:table-cell>
        </table:table-row>
        <table:table-row table:style-name="ro1">
          <table:table-cell office:value-type="string">
            <text:p>Micronesie</text:p>
          </table:table-cell>
          <table:table-cell office:value-type="string">
            <text:p>http://upload.wikimedia.org/wikipedia/commons/thumb/e/e4/Flag_of_the_Federated_States_of_Micronesia.svg/152px-Flag_of_the_Federated_States_of_Micronesia.svg.png</text:p>
          </table:table-cell>
        </table:table-row>
        <table:table-row table:style-name="ro1">
          <table:table-cell office:value-type="string">
            <text:p>Moldavie</text:p>
          </table:table-cell>
          <table:table-cell office:value-type="string">
            <text:p>http://upload.wikimedia.org/wikipedia/commons/thumb/2/27/Flag_of_Moldova.svg/160px-Flag_of_Moldova.svg.png</text:p>
          </table:table-cell>
        </table:table-row>
        <table:table-row table:style-name="ro1">
          <table:table-cell office:value-type="string">
            <text:p>Monaco</text:p>
          </table:table-cell>
          <table:table-cell office:value-type="string">
            <text:p>http://upload.wikimedia.org/wikipedia/commons/thumb/e/ea/Flag_of_Monaco.svg/100px-Flag_of_Monaco.svg.png</text:p>
          </table:table-cell>
        </table:table-row>
        <table:table-row table:style-name="ro1">
          <table:table-cell office:value-type="string">
            <text:p>Mongolie</text:p>
          </table:table-cell>
          <table:table-cell office:value-type="string">
            <text:p>http://upload.wikimedia.org/wikipedia/commons/thumb/4/4c/Flag_of_Mongolia.svg/160px-Flag_of_Mongolia.svg.png</text:p>
          </table:table-cell>
        </table:table-row>
        <table:table-row table:style-name="ro1">
          <table:table-cell office:value-type="string">
            <text:p>Montenegro</text:p>
          </table:table-cell>
          <table:table-cell office:value-type="string">
            <text:p>http://upload.wikimedia.org/wikipedia/commons/thumb/6/64/Flag_of_Montenegro.svg/160px-Flag_of_Montenegro.svg.png</text:p>
          </table:table-cell>
        </table:table-row>
        <table:table-row table:style-name="ro1">
          <table:table-cell office:value-type="string">
            <text:p>Mozambique</text:p>
          </table:table-cell>
          <table:table-cell office:value-type="string">
            <text:p>http://upload.wikimedia.org/wikipedia/commons/thumb/d/d0/Flag_of_Mozambique.svg/120px-Flag_of_Mozambique.svg.png</text:p>
          </table:table-cell>
        </table:table-row>
        <table:table-row table:style-name="ro1">
          <table:table-cell office:value-type="string">
            <text:p>Namibie</text:p>
          </table:table-cell>
          <table:table-cell office:value-type="string">
            <text:p>http://upload.wikimedia.org/wikipedia/commons/thumb/0/00/Flag_of_Namibia.svg/120px-Flag_of_Namibia.svg.png</text:p>
          </table:table-cell>
        </table:table-row>
        <table:table-row table:style-name="ro1">
          <table:table-cell office:value-type="string">
            <text:p>Nauru</text:p>
          </table:table-cell>
          <table:table-cell office:value-type="string">
            <text:p>http://upload.wikimedia.org/wikipedia/commons/thumb/3/30/Flag_of_Nauru.svg/160px-Flag_of_Nauru.svg.png</text:p>
          </table:table-cell>
        </table:table-row>
        <table:table-row table:style-name="ro1">
          <table:table-cell office:value-type="string">
            <text:p>Nepal</text:p>
          </table:table-cell>
          <table:table-cell office:value-type="string">
            <text:p>http://upload.wikimedia.org/wikipedia/commons/thumb/9/9b/Flag_of_Nepal.svg/66px-Flag_of_Nepal.svg.png</text:p>
          </table:table-cell>
        </table:table-row>
        <table:table-row table:style-name="ro1">
          <table:table-cell office:value-type="string">
            <text:p>Nicaragua</text:p>
          </table:table-cell>
          <table:table-cell office:value-type="string">
            <text:p>http://upload.wikimedia.org/wikipedia/commons/thumb/1/19/Flag_of_Nicaragua.svg/134px-Flag_of_Nicaragua.svg.png</text:p>
          </table:table-cell>
        </table:table-row>
        <table:table-row table:style-name="ro1">
          <table:table-cell office:value-type="string">
            <text:p>Niger</text:p>
          </table:table-cell>
          <table:table-cell office:value-type="string">
            <text:p>http://upload.wikimedia.org/wikipedia/commons/thumb/f/f4/Flag_of_Niger.svg/93px-Flag_of_Niger.svg.png</text:p>
          </table:table-cell>
        </table:table-row>
        <table:table-row table:style-name="ro1">
          <table:table-cell office:value-type="string">
            <text:p>Nigeria</text:p>
          </table:table-cell>
          <table:table-cell office:value-type="string">
            <text:p>http://upload.wikimedia.org/wikipedia/commons/thumb/7/79/Flag_of_Nigeria.svg/160px-Flag_of_Nigeria.svg.png</text:p>
          </table:table-cell>
        </table:table-row>
        <table:table-row table:style-name="ro1">
          <table:table-cell office:value-type="string">
            <text:p>Norvege</text:p>
          </table:table-cell>
          <table:table-cell office:value-type="string">
            <text:p>http://upload.wikimedia.org/wikipedia/commons/thumb/d/d9/Flag_of_Norway.svg/110px-Flag_of_Norway.svg.png</text:p>
          </table:table-cell>
        </table:table-row>
        <table:table-row table:style-name="ro1">
          <table:table-cell office:value-type="string">
            <text:p>Nouvelle-Zelande</text:p>
          </table:table-cell>
          <table:table-cell office:value-type="string">
            <text:p>http://upload.wikimedia.org/wikipedia/commons/thumb/3/3e/Flag_of_New_Zealand.svg/160px-Flag_of_New_Zealand.svg.png</text:p>
          </table:table-cell>
        </table:table-row>
        <table:table-row table:style-name="ro1">
          <table:table-cell office:value-type="string">
            <text:p>Oman</text:p>
          </table:table-cell>
          <table:table-cell office:value-type="string">
            <text:p>http://upload.wikimedia.org/wikipedia/commons/thumb/d/dd/Flag_of_Oman.svg/160px-Flag_of_Oman.svg.png</text:p>
          </table:table-cell>
        </table:table-row>
        <table:table-row table:style-name="ro1">
          <table:table-cell office:value-type="string">
            <text:p>Ouganda</text:p>
          </table:table-cell>
          <table:table-cell office:value-type="string">
            <text:p>http://upload.wikimedia.org/wikipedia/commons/thumb/4/4e/Flag_of_Uganda.svg/120px-Flag_of_Uganda.svg.png</text:p>
          </table:table-cell>
        </table:table-row>
        <table:table-row table:style-name="ro1">
          <table:table-cell office:value-type="string">
            <text:p>Ouzbekistan</text:p>
          </table:table-cell>
          <table:table-cell office:value-type="string">
            <text:p>http://upload.wikimedia.org/wikipedia/commons/thumb/8/84/Flag_of_Uzbekistan.svg/160px-Flag_of_Uzbekistan.svg.png</text:p>
          </table:table-cell>
        </table:table-row>
        <table:table-row table:style-name="ro1">
          <table:table-cell office:value-type="string">
            <text:p>Pakistan</text:p>
          </table:table-cell>
          <table:table-cell office:value-type="string">
            <text:p>http://upload.wikimedia.org/wikipedia/commons/thumb/3/32/Flag_of_Pakistan.svg/120px-Flag_of_Pakistan.svg.png</text:p>
          </table:table-cell>
        </table:table-row>
        <table:table-row table:style-name="ro1">
          <table:table-cell office:value-type="string">
            <text:p>Palaos</text:p>
          </table:table-cell>
          <table:table-cell office:value-type="string">
            <text:p>http://upload.wikimedia.org/wikipedia/commons/thumb/4/48/Flag_of_Palau.svg/128px-Flag_of_Palau.svg.png</text:p>
          </table:table-cell>
        </table:table-row>
        <table:table-row table:style-name="ro1">
          <table:table-cell office:value-type="string">
            <text:p>Palestine</text:p>
          </table:table-cell>
          <table:table-cell office:value-type="string">
            <text:p>http://upload.wikimedia.org/wikipedia/commons/thumb/0/00/Flag_of_Palestine.svg/160px-Flag_of_Palestine.svg.png</text:p>
          </table:table-cell>
        </table:table-row>
        <table:table-row table:style-name="ro1">
          <table:table-cell office:value-type="string">
            <text:p>Panama</text:p>
          </table:table-cell>
          <table:table-cell office:value-type="string">
            <text:p>http://upload.wikimedia.org/wikipedia/commons/thumb/a/ab/Flag_of_Panama.svg/120px-Flag_of_Panama.svg.png</text:p>
          </table:table-cell>
        </table:table-row>
        <table:table-row table:style-name="ro1">
          <table:table-cell office:value-type="string">
            <text:p>Papouasie-Nouvelle-Guinee</text:p>
          </table:table-cell>
          <table:table-cell office:value-type="string">
            <text:p>http://upload.wikimedia.org/wikipedia/commons/thumb/e/e3/Flag_of_Papua_New_Guinea.svg/107px-Flag_of_Papua_New_Guinea.svg.png</text:p>
          </table:table-cell>
        </table:table-row>
        <table:table-row table:style-name="ro1">
          <table:table-cell office:value-type="string">
            <text:p>Paraguay</text:p>
          </table:table-cell>
          <table:table-cell office:value-type="string">
            <text:p>http://upload.wikimedia.org/wikipedia/commons/thumb/2/27/Flag_of_Paraguay.svg/146px-Flag_of_Paraguay.svg.png</text:p>
          </table:table-cell>
        </table:table-row>
        <table:table-row table:style-name="ro1">
          <table:table-cell office:value-type="string">
            <text:p>Pays-Bas</text:p>
          </table:table-cell>
          <table:table-cell office:value-type="string">
            <text:p>http://upload.wikimedia.org/wikipedia/commons/thumb/2/20/Flag_of_the_Netherlands.svg/120px-Flag_of_the_Netherlands.svg.png</text:p>
          </table:table-cell>
        </table:table-row>
        <table:table-row table:style-name="ro1">
          <table:table-cell office:value-type="string">
            <text:p>Perou</text:p>
          </table:table-cell>
          <table:table-cell office:value-type="string">
            <text:p>http://upload.wikimedia.org/wikipedia/commons/thumb/c/cf/Flag_of_Peru.svg/120px-Flag_of_Peru.svg.png</text:p>
          </table:table-cell>
        </table:table-row>
        <table:table-row table:style-name="ro1">
          <table:table-cell office:value-type="string">
            <text:p>Philippines</text:p>
          </table:table-cell>
          <table:table-cell office:value-type="string">
            <text:p>http://upload.wikimedia.org/wikipedia/commons/thumb/9/99/Flag_of_the_Philippines.svg/160px-Flag_of_the_Philippines.svg.png</text:p>
          </table:table-cell>
        </table:table-row>
        <table:table-row table:style-name="ro1">
          <table:table-cell office:value-type="string">
            <text:p>Pologne</text:p>
          </table:table-cell>
          <table:table-cell office:value-type="string">
            <text:p>http://upload.wikimedia.org/wikipedia/commons/thumb/1/12/Flag_of_Poland.svg/128px-Flag_of_Poland.svg.png</text:p>
          </table:table-cell>
        </table:table-row>
        <table:table-row table:style-name="ro1">
          <table:table-cell office:value-type="string">
            <text:p>Portugal</text:p>
          </table:table-cell>
          <table:table-cell office:value-type="string">
            <text:p>http://upload.wikimedia.org/wikipedia/commons/thumb/5/5c/Flag_of_Portugal.svg/120px-Flag_of_Portugal.svg.png</text:p>
          </table:table-cell>
        </table:table-row>
        <table:table-row table:style-name="ro1">
          <table:table-cell office:value-type="string">
            <text:p>Qatar</text:p>
          </table:table-cell>
          <table:table-cell office:value-type="string">
            <text:p>http://upload.wikimedia.org/wikipedia/commons/thumb/6/65/Flag_of_Qatar.svg/204px-Flag_of_Qatar.svg.png</text:p>
          </table:table-cell>
        </table:table-row>
        <table:table-row table:style-name="ro1">
          <table:table-cell office:value-type="string">
            <text:p>Roumanie</text:p>
          </table:table-cell>
          <table:table-cell office:value-type="string">
            <text:p>http://upload.wikimedia.org/wikipedia/commons/thumb/7/73/Flag_of_Romania.svg/120px-Flag_of_Romania.svg.png</text:p>
          </table:table-cell>
        </table:table-row>
        <table:table-row table:style-name="ro1">
          <table:table-cell office:value-type="string">
            <text:p>Royaume-Unie</text:p>
          </table:table-cell>
          <table:table-cell office:value-type="string">
            <text:p>http://upload.wikimedia.org/wikipedia/commons/thumb/a/ae/Flag_of_the_United_Kingdom.svg/160px-Flag_of_the_United_Kingdom.svg.png</text:p>
          </table:table-cell>
        </table:table-row>
        <table:table-row table:style-name="ro1">
          <table:table-cell office:value-type="string">
            <text:p>Russie</text:p>
          </table:table-cell>
          <table:table-cell office:value-type="string">
            <text:p>http://upload.wikimedia.org/wikipedia/commons/thumb/f/f3/Flag_of_Russia.svg/120px-Flag_of_Russia.svg.png</text:p>
          </table:table-cell>
        </table:table-row>
        <table:table-row table:style-name="ro1">
          <table:table-cell office:value-type="string">
            <text:p>Rwanda</text:p>
          </table:table-cell>
          <table:table-cell office:value-type="string">
            <text:p>http://upload.wikimedia.org/wikipedia/commons/thumb/1/17/Flag_of_Rwanda.svg/120px-Flag_of_Rwanda.svg.png</text:p>
          </table:table-cell>
        </table:table-row>
        <table:table-row table:style-name="ro1">
          <table:table-cell office:value-type="string">
            <text:p>Saint-Christophe-et-Nieves</text:p>
          </table:table-cell>
          <table:table-cell office:value-type="string">
            <text:p>http://upload.wikimedia.org/wikipedia/commons/thumb/f/fe/Flag_of_Saint_Kitts_and_Nevis.svg/120px-Flag_of_Saint_Kitts_and_Nevis.svg.png</text:p>
          </table:table-cell>
        </table:table-row>
        <table:table-row table:style-name="ro1">
          <table:table-cell office:value-type="string">
            <text:p>Sainte-Lucie</text:p>
          </table:table-cell>
          <table:table-cell office:value-type="string">
            <text:p>http://upload.wikimedia.org/wikipedia/commons/thumb/9/9f/Flag_of_Saint_Lucia.svg/160px-Flag_of_Saint_Lucia.svg.png</text:p>
          </table:table-cell>
        </table:table-row>
        <table:table-row table:style-name="ro1">
          <table:table-cell office:value-type="string">
            <text:p>Saint-Marin</text:p>
          </table:table-cell>
          <table:table-cell office:value-type="string">
            <text:p>http://upload.wikimedia.org/wikipedia/commons/thumb/b/b1/Flag_of_San_Marino.svg/107px-Flag_of_San_Marino.svg.png</text:p>
          </table:table-cell>
        </table:table-row>
        <table:table-row table:style-name="ro1">
          <table:table-cell office:value-type="string">
            <text:p>Saint-Vincent-et-les-Grenadines</text:p>
          </table:table-cell>
          <table:table-cell office:value-type="string">
            <text:p>http://upload.wikimedia.org/wikipedia/commons/thumb/6/6d/Flag_of_Saint_Vincent_and_the_Grenadines.svg/120px-Flag_of_Saint_Vincent_and_the_Grenadines.svg.png</text:p>
          </table:table-cell>
        </table:table-row>
        <table:table-row table:style-name="ro1">
          <table:table-cell office:value-type="string">
            <text:p>Salomon</text:p>
          </table:table-cell>
          <table:table-cell office:value-type="string">
            <text:p>http://upload.wikimedia.org/wikipedia/commons/thumb/7/74/Flag_of_the_Solomon_Islands.svg/160px-Flag_of_the_Solomon_Islands.svg.png</text:p>
          </table:table-cell>
        </table:table-row>
        <table:table-row table:style-name="ro1">
          <table:table-cell office:value-type="string">
            <text:p>Salvador</text:p>
          </table:table-cell>
          <table:table-cell office:value-type="string">
            <text:p>http://upload.wikimedia.org/wikipedia/commons/thumb/3/34/Flag_of_El_Salvador.svg/142px-Flag_of_El_Salvador.svg.png</text:p>
          </table:table-cell>
        </table:table-row>
        <table:table-row table:style-name="ro1">
          <table:table-cell office:value-type="string">
            <text:p>Samoa</text:p>
          </table:table-cell>
          <table:table-cell office:value-type="string">
            <text:p>http://upload.wikimedia.org/wikipedia/commons/thumb/3/31/Flag_of_Samoa.svg/160px-Flag_of_Samoa.svg.png</text:p>
          </table:table-cell>
        </table:table-row>
        <table:table-row table:style-name="ro1">
          <table:table-cell office:value-type="string">
            <text:p>Sao Tome-et-Principe</text:p>
          </table:table-cell>
          <table:table-cell office:value-type="string">
            <text:p>http://upload.wikimedia.org/wikipedia/commons/thumb/4/4f/Flag_of_Sao_Tome_and_Principe.svg/160px-Flag_of_Sao_Tome_and_Principe.svg.png</text:p>
          </table:table-cell>
        </table:table-row>
        <table:table-row table:style-name="ro1">
          <table:table-cell office:value-type="string">
            <text:p>Senegal</text:p>
          </table:table-cell>
          <table:table-cell office:value-type="string">
            <text:p>http://upload.wikimedia.org/wikipedia/commons/thumb/f/fd/Flag_of_Senegal.svg/120px-Flag_of_Senegal.svg.png</text:p>
          </table:table-cell>
        </table:table-row>
        <table:table-row table:style-name="ro1">
          <table:table-cell office:value-type="string">
            <text:p>Serbie</text:p>
          </table:table-cell>
          <table:table-cell office:value-type="string">
            <text:p>http://upload.wikimedia.org/wikipedia/commons/thumb/f/ff/Flag_of_Serbia.svg/120px-Flag_of_Serbia.svg.png</text:p>
          </table:table-cell>
        </table:table-row>
        <table:table-row table:style-name="ro1">
          <table:table-cell office:value-type="string">
            <text:p>Seychelles</text:p>
          </table:table-cell>
          <table:table-cell office:value-type="string">
            <text:p>http://upload.wikimedia.org/wikipedia/commons/thumb/f/fc/Flag_of_Seychelles.svg/160px-Flag_of_Seychelles.svg.png</text:p>
          </table:table-cell>
        </table:table-row>
        <table:table-row table:style-name="ro1">
          <table:table-cell office:value-type="string">
            <text:p>Sierra Leone</text:p>
          </table:table-cell>
          <table:table-cell office:value-type="string">
            <text:p>http://upload.wikimedia.org/wikipedia/commons/thumb/1/17/Flag_of_Sierra_Leone.svg/120px-Flag_of_Sierra_Leone.svg.png</text:p>
          </table:table-cell>
        </table:table-row>
        <table:table-row table:style-name="ro1">
          <table:table-cell office:value-type="string">
            <text:p>Singapour</text:p>
          </table:table-cell>
          <table:table-cell office:value-type="string">
            <text:p>http://upload.wikimedia.org/wikipedia/commons/thumb/4/48/Flag_of_Singapore.svg/120px-Flag_of_Singapore.svg.png</text:p>
          </table:table-cell>
        </table:table-row>
        <table:table-row table:style-name="ro1">
          <table:table-cell office:value-type="string">
            <text:p>Slovaquie</text:p>
          </table:table-cell>
          <table:table-cell office:value-type="string">
            <text:p>http://upload.wikimedia.org/wikipedia/commons/thumb/e/e6/Flag_of_Slovakia.svg/120px-Flag_of_Slovakia.svg.png</text:p>
          </table:table-cell>
        </table:table-row>
        <table:table-row table:style-name="ro1">
          <table:table-cell office:value-type="string">
            <text:p>Slovenie</text:p>
          </table:table-cell>
          <table:table-cell office:value-type="string">
            <text:p>http://upload.wikimedia.org/wikipedia/commons/thumb/f/f0/Flag_of_Slovenia.svg/160px-Flag_of_Slovenia.svg.png</text:p>
          </table:table-cell>
        </table:table-row>
        <table:table-row table:style-name="ro1">
          <table:table-cell office:value-type="string">
            <text:p>Somalie</text:p>
          </table:table-cell>
          <table:table-cell office:value-type="string">
            <text:p>http://upload.wikimedia.org/wikipedia/commons/thumb/a/a0/Flag_of_Somalia.svg/120px-Flag_of_Somalia.svg.png</text:p>
          </table:table-cell>
        </table:table-row>
        <table:table-row table:style-name="ro1">
          <table:table-cell office:value-type="string">
            <text:p>Soudan</text:p>
          </table:table-cell>
          <table:table-cell office:value-type="string">
            <text:p>http://upload.wikimedia.org/wikipedia/commons/thumb/0/01/Flag_of_Sudan.svg/160px-Flag_of_Sudan.svg.png</text:p>
          </table:table-cell>
        </table:table-row>
        <table:table-row table:style-name="ro1">
          <table:table-cell office:value-type="string">
            <text:p>Soudan du Sud</text:p>
          </table:table-cell>
          <table:table-cell office:value-type="string">
            <text:p>http://upload.wikimedia.org/wikipedia/commons/thumb/7/7a/Flag_of_South_Sudan.svg/160px-Flag_of_South_Sudan.svg.png</text:p>
          </table:table-cell>
        </table:table-row>
        <table:table-row table:style-name="ro1">
          <table:table-cell office:value-type="string">
            <text:p>Sri Lanka</text:p>
          </table:table-cell>
          <table:table-cell office:value-type="string">
            <text:p>http://upload.wikimedia.org/wikipedia/commons/thumb/1/11/Flag_of_Sri_Lanka.svg/160px-Flag_of_Sri_Lanka.svg.png</text:p>
          </table:table-cell>
        </table:table-row>
        <table:table-row table:style-name="ro1">
          <table:table-cell office:value-type="string">
            <text:p>Suede</text:p>
          </table:table-cell>
          <table:table-cell office:value-type="string">
            <text:p>http://upload.wikimedia.org/wikipedia/commons/thumb/4/4c/Flag_of_Sweden.svg/128px-Flag_of_Sweden.svg.png</text:p>
          </table:table-cell>
        </table:table-row>
        <table:table-row table:style-name="ro1">
          <table:table-cell office:value-type="string">
            <text:p>Suisse</text:p>
          </table:table-cell>
          <table:table-cell office:value-type="string">
            <text:p>http://upload.wikimedia.org/wikipedia/commons/thumb/f/f3/Flag_of_Switzerland.svg/80px-Flag_of_Switzerland.svg.png</text:p>
          </table:table-cell>
        </table:table-row>
        <table:table-row table:style-name="ro1">
          <table:table-cell office:value-type="string">
            <text:p>Suriname</text:p>
          </table:table-cell>
          <table:table-cell office:value-type="string">
            <text:p>http://upload.wikimedia.org/wikipedia/commons/thumb/6/60/Flag_of_Suriname.svg/120px-Flag_of_Suriname.svg.png</text:p>
          </table:table-cell>
        </table:table-row>
        <table:table-row table:style-name="ro1">
          <table:table-cell office:value-type="string">
            <text:p>Swaziland</text:p>
          </table:table-cell>
          <table:table-cell office:value-type="string">
            <text:p>http://upload.wikimedia.org/wikipedia/commons/thumb/1/1e/Flag_of_Swaziland.svg/120px-Flag_of_Swaziland.svg.png</text:p>
          </table:table-cell>
        </table:table-row>
        <table:table-row table:style-name="ro1">
          <table:table-cell office:value-type="string">
            <text:p>Syrie</text:p>
          </table:table-cell>
          <table:table-cell office:value-type="string">
            <text:p>http://upload.wikimedia.org/wikipedia/commons/thumb/5/53/Flag_of_Syria.svg/120px-Flag_of_Syria.svg.png</text:p>
          </table:table-cell>
        </table:table-row>
        <table:table-row table:style-name="ro1">
          <table:table-cell office:value-type="string">
            <text:p>Tadjikistan</text:p>
          </table:table-cell>
          <table:table-cell office:value-type="string">
            <text:p>http://upload.wikimedia.org/wikipedia/commons/thumb/d/d0/Flag_of_Tajikistan.svg/160px-Flag_of_Tajikistan.svg.png</text:p>
          </table:table-cell>
        </table:table-row>
        <table:table-row table:style-name="ro1">
          <table:table-cell office:value-type="string">
            <text:p>Tanzanie</text:p>
          </table:table-cell>
          <table:table-cell office:value-type="string">
            <text:p>http://upload.wikimedia.org/wikipedia/commons/thumb/3/38/Flag_of_Tanzania.svg/120px-Flag_of_Tanzania.svg.png</text:p>
          </table:table-cell>
        </table:table-row>
        <table:table-row table:style-name="ro1">
          <table:table-cell office:value-type="string">
            <text:p>Tchad</text:p>
          </table:table-cell>
          <table:table-cell office:value-type="string">
            <text:p>http://upload.wikimedia.org/wikipedia/commons/thumb/4/4b/Flag_of_Chad.svg/120px-Flag_of_Chad.svg.png</text:p>
          </table:table-cell>
        </table:table-row>
        <table:table-row table:style-name="ro1">
          <table:table-cell office:value-type="string">
            <text:p>Republique tcheque</text:p>
          </table:table-cell>
          <table:table-cell office:value-type="string">
            <text:p>http://upload.wikimedia.org/wikipedia/commons/thumb/c/cb/Flag_of_the_Czech_Republic.svg/120px-Flag_of_the_Czech_Republic.svg.png</text:p>
          </table:table-cell>
        </table:table-row>
        <table:table-row table:style-name="ro1">
          <table:table-cell office:value-type="string">
            <text:p>Thailande</text:p>
          </table:table-cell>
          <table:table-cell office:value-type="string">
            <text:p>http://upload.wikimedia.org/wikipedia/commons/thumb/a/a9/Flag_of_Thailand.svg/120px-Flag_of_Thailand.svg.png</text:p>
          </table:table-cell>
        </table:table-row>
        <table:table-row table:style-name="ro1">
          <table:table-cell office:value-type="string">
            <text:p>Timor oriental</text:p>
          </table:table-cell>
          <table:table-cell office:value-type="string">
            <text:p>http://upload.wikimedia.org/wikipedia/commons/thumb/2/26/Flag_of_East_Timor.svg/160px-Flag_of_East_Timor.svg.png</text:p>
          </table:table-cell>
        </table:table-row>
        <table:table-row table:style-name="ro1">
          <table:table-cell office:value-type="string">
            <text:p>Togo</text:p>
          </table:table-cell>
          <table:table-cell office:value-type="string">
            <text:p>http://upload.wikimedia.org/wikipedia/commons/thumb/6/68/Flag_of_Togo.svg/130px-Flag_of_Togo.svg.png</text:p>
          </table:table-cell>
        </table:table-row>
        <table:table-row table:style-name="ro1">
          <table:table-cell office:value-type="string">
            <text:p>Tonga</text:p>
          </table:table-cell>
          <table:table-cell office:value-type="string">
            <text:p>http://upload.wikimedia.org/wikipedia/commons/thumb/9/9a/Flag_of_Tonga.svg/160px-Flag_of_Tonga.svg.png</text:p>
          </table:table-cell>
        </table:table-row>
        <table:table-row table:style-name="ro1">
          <table:table-cell office:value-type="string">
            <text:p>Trinite-et-Tobago</text:p>
          </table:table-cell>
          <table:table-cell office:value-type="string">
            <text:p>http://upload.wikimedia.org/wikipedia/commons/thumb/6/64/Flag_of_Trinidad_and_Tobago.svg/134px-Flag_of_Trinidad_and_Tobago.svg.png</text:p>
          </table:table-cell>
        </table:table-row>
        <table:table-row table:style-name="ro1">
          <table:table-cell office:value-type="string">
            <text:p>Tunisie</text:p>
          </table:table-cell>
          <table:table-cell office:value-type="string">
            <text:p>http://upload.wikimedia.org/wikipedia/commons/thumb/c/ce/Flag_of_Tunisia.svg/120px-Flag_of_Tunisia.svg.png</text:p>
          </table:table-cell>
        </table:table-row>
        <table:table-row table:style-name="ro1">
          <table:table-cell office:value-type="string">
            <text:p>Turkmenistan</text:p>
          </table:table-cell>
          <table:table-cell office:value-type="string">
            <text:p>http://upload.wikimedia.org/wikipedia/commons/thumb/1/1b/Flag_of_Turkmenistan.svg/120px-Flag_of_Turkmenistan.svg.png</text:p>
          </table:table-cell>
        </table:table-row>
        <table:table-row table:style-name="ro1">
          <table:table-cell office:value-type="string">
            <text:p>Turquie</text:p>
          </table:table-cell>
          <table:table-cell office:value-type="string">
            <text:p>http://upload.wikimedia.org/wikipedia/commons/thumb/b/b4/Flag_of_Turkey.svg/120px-Flag_of_Turkey.svg.png</text:p>
          </table:table-cell>
        </table:table-row>
        <table:table-row table:style-name="ro1">
          <table:table-cell office:value-type="string">
            <text:p>Tuvalu</text:p>
          </table:table-cell>
          <table:table-cell office:value-type="string">
            <text:p>http://upload.wikimedia.org/wikipedia/commons/thumb/3/38/Flag_of_Tuvalu.svg/160px-Flag_of_Tuvalu.svg.png</text:p>
          </table:table-cell>
        </table:table-row>
        <table:table-row table:style-name="ro1">
          <table:table-cell office:value-type="string">
            <text:p>Ukraine</text:p>
          </table:table-cell>
          <table:table-cell office:value-type="string">
            <text:p>http://upload.wikimedia.org/wikipedia/commons/thumb/4/49/Flag_of_Ukraine.svg/120px-Flag_of_Ukraine.svg.png</text:p>
          </table:table-cell>
        </table:table-row>
        <table:table-row table:style-name="ro1">
          <table:table-cell office:value-type="string">
            <text:p>Uruguay</text:p>
          </table:table-cell>
          <table:table-cell office:value-type="string">
            <text:p>http://upload.wikimedia.org/wikipedia/commons/thumb/f/fe/Flag_of_Uruguay.svg/120px-Flag_of_Uruguay.svg.png</text:p>
          </table:table-cell>
        </table:table-row>
        <table:table-row table:style-name="ro1">
          <table:table-cell office:value-type="string">
            <text:p>Vanuatu</text:p>
          </table:table-cell>
          <table:table-cell office:value-type="string">
            <text:p>http://upload.wikimedia.org/wikipedia/commons/thumb/b/bc/Flag_of_Vanuatu.svg/134px-Flag_of_Vanuatu.svg.png</text:p>
          </table:table-cell>
        </table:table-row>
        <table:table-row table:style-name="ro1">
          <table:table-cell office:value-type="string">
            <text:p>Vatican</text:p>
          </table:table-cell>
          <table:table-cell office:value-type="string">
            <text:p>http://upload.wikimedia.org/wikipedia/commons/thumb/0/00/Flag_of_the_Vatican_City.svg/80px-Flag_of_the_Vatican_City.svg.png</text:p>
          </table:table-cell>
        </table:table-row>
        <table:table-row table:style-name="ro1">
          <table:table-cell office:value-type="string">
            <text:p>Venezuela</text:p>
          </table:table-cell>
          <table:table-cell office:value-type="string">
            <text:p>http://upload.wikimedia.org/wikipedia/commons/thumb/0/06/Flag_of_Venezuela.svg/120px-Flag_of_Venezuela.svg.png</text:p>
          </table:table-cell>
        </table:table-row>
        <table:table-row table:style-name="ro1">
          <table:table-cell office:value-type="string">
            <text:p>Viet Nam</text:p>
          </table:table-cell>
          <table:table-cell office:value-type="string">
            <text:p>http://upload.wikimedia.org/wikipedia/commons/thumb/2/21/Flag_of_Vietnam.svg/120px-Flag_of_Vietnam.svg.png</text:p>
          </table:table-cell>
        </table:table-row>
        <table:table-row table:style-name="ro1">
          <table:table-cell office:value-type="string">
            <text:p>Yemen</text:p>
          </table:table-cell>
          <table:table-cell office:value-type="string">
            <text:p>http://upload.wikimedia.org/wikipedia/commons/thumb/8/89/Flag_of_Yemen.svg/120px-Flag_of_Yemen.svg.png</text:p>
          </table:table-cell>
        </table:table-row>
        <table:table-row table:style-name="ro1">
          <table:table-cell office:value-type="string">
            <text:p>Zambie</text:p>
          </table:table-cell>
          <table:table-cell office:value-type="string">
            <text:p>http://upload.wikimedia.org/wikipedia/commons/thumb/0/06/Flag_of_Zambia.svg/120px-Flag_of_Zambia.svg.png</text:p>
          </table:table-cell>
        </table:table-row>
        <table:table-row table:style-name="ro1">
          <table:table-cell office:value-type="string">
            <text:p>Zimbabwe</text:p>
          </table:table-cell>
          <table:table-cell office:value-type="string">
            <text:p>http://upload.wikimedia.org/wikipedia/commons/thumb/6/6a/Flag_of_Zimbabwe.svg/160px-Flag_of_Zimbabwe.svg.png</text:p>
          </table:table-cell>
        </table:table-row>
        <table:table-row table:style-name="ro1">
          <table:table-cell office:value-type="string">
            <text:p>Angleterre</text:p>
          </table:table-cell>
          <table:table-cell office:value-type="string">
            <text:p>http://upload.wikimedia.org/wikipedia/commons/thumb/b/be/Flag_of_England.svg/langfr-130px-Flag_of_England.svg.png</text:p>
          </table:table-cell>
        </table:table-row>
        <table:table-row table:style-name="ro1">
          <table:table-cell office:value-type="string">
            <text:p>Ecosse</text:p>
          </table:table-cell>
          <table:table-cell office:value-type="string">
            <text:p>http://upload.wikimedia.org/wikipedia/commons/thumb/1/10/Flag_of_Scotland.svg/130px-Flag_of_Scotland.svg.png</text:p>
          </table:table-cell>
        </table:table-row>
        <table:table-row table:style-name="ro1">
          <table:table-cell office:value-type="string">
            <text:p>Pays de Galles</text:p>
          </table:table-cell>
          <table:table-cell office:value-type="string">
            <text:p>http://upload.wikimedia.org/wikipedia/commons/thumb/5/59/Flag_of_Wales_2.svg/130px-Flag_of_Wales_2.svg.png</text:p>
          </table:table-cell>
        </table:table-row>
        <table:table-row table:style-name="ro1">
          <table:table-cell office:value-type="string">
            <text:p>Irlande du Nord</text:p>
          </table:table-cell>
          <table:table-cell office:value-type="string">
            <text:p>http://upload.wikimedia.org/wikipedia/commons/thumb/2/20/St_Patrick%27s_saltire.svg/20px-St_Patrick%27s_saltire.svg.png</text:p>
          </table:table-cell>
        </table:table-row>
        <table:table-row table:style-name="ro1">
          <table:table-cell office:value-type="string">
            <text:p>FIFA</text:p>
          </table:table-cell>
          <table:table-cell office:value-type="string">
            <text:p>http://upload.wikimedia.org/wikipedia/commons/thumb/8/80/FIFA_Logo_%282010%29.svg/220px-FIFA_Logo_%282010%29.svg.png</text:p>
          </table:table-cell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6">06/11/2014</text:date>, <text:time>21:23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x Boss</meta:initial-creator>
    <meta:creation-date>2014-09-25T23:08:16.62</meta:creation-date>
    <dc:date>2014-11-06T21:23:21.04</dc:date>
    <dc:creator>Max Boss</dc:creator>
    <meta:editing-duration>PT3M8S</meta:editing-duration>
    <meta:editing-cycles>3</meta:editing-cycles>
    <meta:generator>OpenOffice.org/3.3$Win32 OpenOffice.org_project/330m20$Build-9567</meta:generator>
    <meta:document-statistic meta:table-count="3" meta:cell-count="402" meta:object-count="0"/>
  </office:meta>
</office:document-meta>
</file>